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BBAB2CA926524D4BB3.png" manifest:media-type="image/png"/>
  <manifest:file-entry manifest:full-path="Pictures/10000001000003210000022600FEF36D4F6B60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64cm" fo:min-width="4.27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352cm" fo:min-width="3.81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352cm" fo:min-width="2.046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93cm" svg:height="18.495cm" svg:x="2.25cm" svg:y="1.255cm">
          <draw:image xlink:href="Pictures/10000001000003CB000002BBAB2CA926524D4BB3.png" xlink:type="simple" xlink:show="embed" xlink:actuate="onLoad" draw:mime-type="image/png">
            <text:p/>
          </draw:image>
        </draw:frame>
        <draw:custom-shape draw:style-name="gr2" draw:text-style-name="P2" draw:layer="layout" svg:width="6.75cm" svg:height="2cm" svg:x="1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21.195cm" svg:height="14.553cm" svg:x="4.75cm" svg:y="2.5cm">
          <draw:image xlink:href="Pictures/10000001000003210000022600FEF36D4F6B6005.png" xlink:type="simple" xlink:show="embed" xlink:actuate="onLoad" draw:mime-type="image/png">
            <text:p/>
          </draw:image>
        </draw:frame>
        <draw:custom-shape draw:style-name="gr3" draw:text-style-name="P2" draw:layer="layout" svg:width="6.25cm" svg:height="1cm" svg:x="5.543cm" svg:y="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75cm" svg:height="1cm" svg:x="5.75cm" svg:y="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1:59:08.864000000</meta:creation-date>
    <dc:date>2022-06-13T12:11:43.985000000</dc:date>
    <meta:editing-duration>PT12M35S</meta:editing-duration>
    <meta:editing-cycles>2</meta:editing-cycles>
    <meta:generator>LibreOffice/7.2.5.2$Windows_X86_64 LibreOffice_project/499f9727c189e6ef3471021d6132d4c694f357e5</meta:generator>
    <meta:document-statistic meta:object-count="5"/>
  </office:meta>
</office:document-meta>
</file>